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142">
            <text:p>11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667">
            <text:p>16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36">
            <text:p>48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90">
            <text:p>49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VIMS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C Campus</text:p>
          </table:table-cell>
          <table:table-cell table:style-name="ce21" office:value-type="float" office:value="8200">
            <text:p>8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90">
            <text:p>43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1">
            <text:p>15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8">
            <text:p>10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964">
            <text:p>9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2">
            <text:p>9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512">
            <text:p>15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320">
            <text:p>333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779">
            <text:p>77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1">
            <text:p>52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3367">
            <text:p>133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9722">
            <text:p>197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65">
            <text:p>10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096">
            <text:p>640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60">
            <text:p>48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8">
            <text:p>28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33">
            <text:p>36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19">
            <text:p>3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07">
            <text:p>52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7091">
            <text:p>70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50044">
            <text:p>50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753">
            <text:p>24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51">
            <text:p>3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70">
            <text:p>93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734">
            <text:p>37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52">
            <text:p>40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59">
            <text:p>459259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?Richmond</text:p>
          </table:table-cell>
          <table:table-cell table:style-name="ce21" office:value-type="float" office:value="559">
            <text:p>5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9268">
            <text:p>459268</text:p>
          </table:table-cell>
          <table:table-cell table:style-name="ce21" office:value-type="string">
            <text:p>South University?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 University - Virginia Beach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461">
            <text:p>64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33">
            <text:p>3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8496">
            <text:p>458496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Virginia Beach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094">
            <text:p>20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456010">
            <text:p>456010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-Dulles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67">
            <text:p>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2101">
            <text:p>321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170">
            <text:p>51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8">
            <text:p>4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97">
            <text:p>242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627">
            <text:p>316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58">
            <text:p>5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605">
            <text:p>16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936">
            <text:p>309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90">
            <text:p>58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78">
            <text:p>1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57">
            <text:p>85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93">
            <text:p>21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88">
            <text:p>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11">
            <text:p>2011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92">
            <text:p>3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